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CD7C17AE496171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Standard">
      <style:text-properties style:font-name="AbcGreen" fo:font-size="6pt" style:font-size-asian="5.25pt" style:font-size-complex="6pt"/>
    </style:style>
    <style:style style:name="P13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text-properties style:font-name="AbcGreen" fo:font-size="10pt" officeooo:rsid="001dd215" officeooo:paragraph-rsid="001f7c8d" style:font-size-asian="10pt"/>
    </style:style>
    <style:style style:name="P15" style:family="paragraph" style:parent-style-name="Text_20_body_20_indent">
      <style:text-properties style:font-name="AbcGreen" fo:font-size="10pt" officeooo:paragraph-rsid="001f7c8d" style:font-size-asian="10pt"/>
    </style:style>
    <style:style style:name="P16" style:family="paragraph" style:parent-style-name="Text_20_body_20_indent">
      <style:text-properties officeooo:paragraph-rsid="001f7c8d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caf96" style:font-size-asian="10pt" style:font-size-complex="10pt"/>
    </style:style>
    <style:style style:name="T15" style:family="text">
      <style:text-properties style:font-name="AbcGreen" fo:font-size="10pt" officeooo:rsid="001e720c" style:font-size-asian="10pt" style:font-size-complex="10pt"/>
    </style:style>
    <style:style style:name="T16" style:family="text">
      <style:text-properties style:font-name="AbcGreen" fo:font-size="10pt" officeooo:rsid="001027f9" style:font-size-asian="10pt"/>
    </style:style>
    <style:style style:name="T17" style:family="text">
      <style:text-properties style:font-name="AbcGreen" fo:font-size="10pt" officeooo:rsid="0011fae5" style:font-size-asian="10pt"/>
    </style:style>
    <style:style style:name="T18" style:family="text">
      <style:text-properties style:font-name="AbcGreen" fo:font-size="10pt" officeooo:rsid="0013ea44" style:font-size-asian="10pt"/>
    </style:style>
    <style:style style:name="T19" style:family="text">
      <style:text-properties style:font-name="AbcGreen" fo:font-size="10pt" officeooo:rsid="0013f8c8" style:font-size-asian="10pt"/>
    </style:style>
    <style:style style:name="T20" style:family="text">
      <style:text-properties style:font-name="AbcGreen" fo:font-size="10pt" officeooo:rsid="0019edc8" style:font-size-asian="10pt"/>
    </style:style>
    <style:style style:name="T21" style:family="text">
      <style:text-properties style:font-name="AbcGreen" fo:font-size="10pt" officeooo:rsid="001dd215" style:font-size-asian="10pt"/>
    </style:style>
    <style:style style:name="T22" style:family="text">
      <style:text-properties style:font-name="AbcGreen" fo:font-size="10pt" officeooo:rsid="00205969" style:font-size-asian="10pt"/>
    </style:style>
    <style:style style:name="T23" style:family="text">
      <style:text-properties style:font-name="AbcGreen" fo:font-size="10pt" fo:font-weight="normal" style:font-size-asian="10pt" style:font-weight-asian="normal"/>
    </style:style>
    <style:style style:name="T24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5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27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28" style:family="text">
      <style:text-properties officeooo:rsid="0013f8c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5">uzavřená podle § 2055 a násl. zák. č. 89/2012 Sb., občanský zákoník, ve znění pozdějších předpisů. </text:p>
      <text:p text:style-name="P3"/>
      <text:list xml:id="list5213913122955059299" text:style-name="WWNum1">
        <text:list-item>
          <text:list>
            <text:list-item>
              <text:h text:style-name="P13" text:outline-level="2"><text:span text:style-name="T23">Název strany:<text:tab/><text:tab/></text:span><text:span text:style-name="T8">Česká pirátská strana</text:span><text:span text:style-name="T23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5">dále jen "</text:span><text:span text:style-name="T26">dárce</text:span><text:span text:style-name="T25">"</text:span></text:p>
      <text:p text:style-name="P12"/>
      <text:p text:style-name="P4">a</text:p>
      <text:p text:style-name="P12"/>
      <text:p text:style-name="P7"><text:span text:style-name="T24">Název strany:<text:tab/> <text:s text:c="10"/></text:span><text:span text:style-name="T27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28">Robin Ujfaluši, hlavní manažer</text:span></text:p>
      <text:p text:style-name="Standard"><text:span text:style-name="T25">dále jen "</text:span><text:span text:style-name="T26">obdarovaný</text:span><text:span text:style-name="T25">"</text:span></text:p>
      <text:p text:style-name="P4"/>
      <text:p text:style-name="Text_20_body_20_indent"><text:span text:style-name="T8">1. <text:s/>Dárce touto smlouvou daruje obdarovanému peněžitou částku ve výši </text:span><text:span text:style-name="T20">5</text:span><text:span text:style-name="T19">0</text:span><text:span text:style-name="T18"> 0</text:span><text:span text:style-name="T17">00</text:span><text:span text:style-name="T16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20">Senátorskou</text:span><text:span text:style-name="T8"> kampaň spojenou s volbami ohlášenými na </text:span><text:span text:style-name="T19">7</text:span><text:span text:style-name="T8">. – </text:span><text:span text:style-name="T19">8</text:span><text:span text:style-name="T8">. 10. 201</text:span><text:span text:style-name="T19">6</text:span><text:span text:style-name="T8"> </text:span><text:span text:style-name="T16">v</text:span><text:span text:style-name="T20">e</text:span><text:span text:style-name="T18"> </text:span><text:span text:style-name="T20">volebním obvodu č. 19 (Praha 11) „Ladislav Kos“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5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5"/>
      <text:p text:style-name="P14">4. Dárce tímto potvrzuje, že se seznámil s etickým kodexem Strany zelených a že poskytnutý dar s tímto kodexem není v rozporu</text:p>
      <text:p text:style-name="P15"/>
      <text:p text:style-name="P16"><text:span text:style-name="T21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5"/>
      <text:p text:style-name="P16"><text:span text:style-name="T21">6</text:span><text:span text:style-name="T8">. Tato smlouva je vyhotovena ve </text:span><text:span text:style-name="T22">3</text:span><text:span text:style-name="T8"> stejnopisech, z nichž </text:span><text:span text:style-name="T22">dva</text:span><text:span text:style-name="T8"> obdrží dárce a jeden obdarovaný.</text:span></text:p>
      <text:p text:style-name="P15"/>
      <text:p text:style-name="P16"><text:span text:style-name="T21">7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5">10</text:span><text:span text:style-name="T11">.</text:span><text:span text:style-name="T14">10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1"><text:s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4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4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CD7C17AE496171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4</meta:editing-cycles>
    <meta:print-date>2014-10-14T19:12:50.408677226</meta:print-date>
    <meta:creation-date>2014-10-14T18:54:18.594597719</meta:creation-date>
    <dc:date>2017-01-02T18:33:06.153886921</dc:date>
    <meta:editing-duration>PT35M5S</meta:editing-duration>
    <meta:generator>LibreOffice/5.1.4.2$Linux_X86_64 LibreOffice_project/10m0$Build-2</meta:generator>
    <meta:printed-by>Tobias </meta:printed-by>
    <meta:document-statistic meta:table-count="0" meta:image-count="0" meta:object-count="0" meta:page-count="1" meta:paragraph-count="27" meta:word-count="351" meta:character-count="2361" meta:non-whitespace-character-count="1915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